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67a6"/>
    </style:style>
    <style:style style:name="P2" style:family="paragraph" style:parent-style-name="Standard">
      <style:text-properties officeooo:paragraph-rsid="00008418"/>
    </style:style>
    <style:style style:name="T1" style:family="text">
      <style:text-properties officeooo:rsid="000067a6"/>
    </style:style>
    <style:style style:name="T2" style:family="text">
      <style:text-properties officeooo:rsid="00008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我是肌肉神话健身健美比赛的技术工作人员，需要开发一套用于赛前管理选手信息、记录报名数据、赛中实时计分的管理系统。初期使用WPS表格，但无法满足复杂业务逻辑。现在请你帮我深度细化<text:span text:style-name="T1">，</text:span>撰写一份详尽的需求文档，便于我通过Cursor上的Gemini 3 Pro从零构建应用，并请你在SRS中明确采用此前讨论技术栈时你提到的“终极方案”。以下为粗略的项目需求：</text:p>
      <text:p text:style-name="Standard"/>
      <text:p text:style-name="Standard">1. 系统权限 <text:s/></text:p>
      <text:p text:style-name="Standard">- 唯一初始管理员为我本人，可通过私有登录Token添加或移除其他管理员。 <text:s/></text:p>
      <text:p text:style-name="Standard">- 我想过登录方式是否可以采用手机号+验证码，但如果要引入短信服务商增加成本就算了。</text:p>
      <text:p text:style-name="Standard"/>
      <text:p text:style-name="Standard">2. 赛事结构 <text:s/></text:p>
      <text:p text:style-name="Standard">- 2026年计划在多个城市举办十余场赛事，分为四类：新星联赛、自然赛、经典赛、年度总决赛（未来可能调整），并将举办多年。 <text:s/></text:p>
      <text:p text:style-name="Standard">- 具体时间与地点待定。</text:p>
      <text:p text:style-name="Standard"/>
      <text:p text:style-name="Standard">3. 组别体系 <text:s/></text:p>
      <text:p text:style-name="Standard">- 男子一级组别：传统、古典、健体、男子运动模特 <text:s/></text:p>
      <text:p text:style-name="Standard">- 男子二级组别：首秀、新秀、少年、在校、青年、型男、大师、公开 <text:s/></text:p>
      <text:p text:style-name="Standard">- 男子三级组别：A、B、C、D、E 和 全场 <text:s/></text:p>
      <text:p text:style-name="Standard">- 女子一级组别：比基尼、形体、健康小姐、Fit Model、女子运动模特、女子健身模特、女子女神模特 <text:s/></text:p>
      <text:p text:style-name="Standard">- 女子二级组别：首秀、新秀、少年、在校、青年、辣妈、公开 <text:s/></text:p>
      <text:p text:style-name="Standard">- 女子三级组别：A、B、C、D、E 和 全场 <text:s/></text:p>
      <text:p text:style-name="Standard"/>
      <text:p text:style-name="Standard">4. “真实组别”概念 <text:s/></text:p>
      <text:p text:style-name="Standard">- 每位选手的实际参赛项目由一、二、三级组别组合而成（如：青年传统E），形成唯一参赛单元。 <text:s/></text:p>
      <text:p text:style-name="Standard">- 多名选手若拥有相同真实组别，则在同一组竞技。 <text:s/></text:p>
      <text:p text:style-name="Standard">- 同一选手可报名多个组别。</text:p>
      <text:p text:style-name="Standard"/>
      <text:p text:style-name="Standard">5. 报名与费用 <text:s/></text:p>
      <text:p text:style-name="Standard">- 支需要持快速计算报名费：首个项目为基准价，兼项按额外价格计费。 <text:s/></text:p>
      <text:p text:style-name="Standard">- 提供油彩、摄影、摄像、化妆、提亮等增值服务，支持自由组合标签查看服务覆盖情况。 <text:s/></text:p>
      <text:p text:style-name="Standard">- 摄影与摄像也区分首项与兼项定价，需记录选手指定拍摄的具体组别。</text:p>
      <text:p text:style-name="Standard"/>
      <text:p text:style-name="Standard">6. 选手管理 <text:s/></text:p>
      <text:p text:style-name="Standard">- 设立“选手管理”一级入口，支持增删选手。 <text:s/></text:p>
      <text:p text:style-name="P1">- 为了防止同名混淆，你可能需要使用唯一ID作为主键。 <text:s/></text:p>
      <text:p text:style-name="Standard">- 在选手详情页统一管理其基本信息：国籍（中国大陆、中国台湾、中国香港等其他国家）、号码牌、手机号、证件类型（身份证、回乡证、台胞证、护照、其他）、证件号、生日、年龄、身高、体重、是否尿检、所购服务、报名渠道（小程序、飞书、其他）等。 <text:s/></text:p>
      <text:p text:style-name="Standard">- 若证件为身份证，系统自动根据身份证号计算出生日期和年龄。 <text:s/></text:p>
      <text:p text:style-name="Standard">- 支持查看该选手在不同赛事中的报名记录，点击可跳转至对应赛事页面。</text:p>
      <text:p text:style-name="Standard"/>
      <text:p text:style-name="Standard">7. 赛事管理 <text:s/></text:p>
      <text:p text:style-name="Standard">- 设立“赛事管理”一级入口，支持新增赛事并上传封面图（类似微信公众号文章样式）提升视觉效果。 <text:s/></text:p>
      <text:p text:style-name="Standard">- 进入具体赛事（如“2025.1.1新星联赛”）后，可编辑赛事时间、地点、裁判信息（含头像上传），并增删参赛选手。 <text:s/></text:p>
      <text:p text:style-name="Standard">- 支持两种报名路径： <text:s/></text:p>
      <text:p text:style-name="Standard"> a) 在赛事页选择选手（支持查找）并填写信息完成报名； <text:s/></text:p>
      <text:p text:style-name="Standard"> b) 在选手详情页选择目标赛事进行报名。 <text:s/></text:p>
      <text:p text:style-name="Standard"><text:soft-page-break/>- 三级组别“全场”用于汇集各ABCDE组冠军进行最终对决。</text:p>
      <text:p text:style-name="Standard"/>
      <text:p text:style-name="Standard">8. 秩序表管理 <text:s/></text:p>
      <text:p text:style-name="Standard">- 赛前需安排实际出场顺序，提供可视化拖拽界面（非真实<text:span text:style-name="T1">WPS表格但类似</text:span>），支持长按拖动调整选手或组别顺序。 <text:s/></text:p>
      <text:p text:style-name="Standard">- 支持导出秩序表为xlsx文件，并可选隐藏敏感信息（如身份证号）。 <text:s/></text:p>
      <text:p text:style-name="Standard">- 支持将多个相邻组别合并为一个出场单元，通过外边框高亮标识。 <text:s/></text:p>
      <text:p text:style-name="Standard">- 对于同一一级组别内多报的选手（如A报了青年古典A和公开古典A），仅保留一次展示机会。未展示的项目在秩序表中以底色标记（如灰色背景）提示<text:span text:style-name="T1">，并自动把他排在该组别队尾</text:span>。</text:p>
      <text:p text:style-name="Standard"/>
      <text:p text:style-name="Standard">9. 实时计分 <text:s/></text:p>
      <text:p text:style-name="Standard">- 可在赛事页启动计分模式，基于秩序表显示选手姓名与号码牌。 <text:s/></text:p>
      <text:p text:style-name="Standard">- 显示7列裁判评分栏（最多7位裁判，支持少于7人）。 <text:s/></text:p>
      <text:p text:style-name="Standard">- 输入完毕后，点击“计算”按钮或快捷键，系统自动执行以下操作： <text:s/></text:p>
      <text:p text:style-name="Standard"> - 去掉一个最高分和一个最低分，取平均值； <text:s/></text:p>
      <text:p text:style-name="Standard"> - 按得分升序排列（分数越低排名越高）； <text:s/></text:p>
      <text:p text:style-name="Standard"> - 同分行以红色背景高亮提示。 <text:s/></text:p>
      <text:p text:style-name="Standard">- 如果我手动填入得分时填错了<text:span text:style-name="T1">，</text:span>支持Ctrl+Z或点击操作撤销手动输入错误。</text:p>
      <text:p text:style-name="Standard">- 自动识别各组冠军，并将其加入对应“全场”项目名单。例如：A获青年古典A第一名，则其信息自动出现在青年古典全场列表中。 <text:s/></text:p>
      <text:p text:style-name="Standard">- 支持导出计分结果表，用于成绩公示。</text:p>
      <text:p text:style-name="Standard"/>
      <text:p text:style-name="Standard">10. 退赛处理 <text:s/></text:p>
      <text:p text:style-name="Standard">- 可手动标记选手为“退赛”，对应单元格变为灰色，不再参与后续计分。</text:p>
      <text:p text:style-name="Standard"/>
      <text:p text:style-name="Standard">11. 数据分析 <text:s/></text:p>
      <text:p text:style-name="Standard">- 设立“数据分析”一级入口，支持分析单场或多场赛事数据。 <text:s/></text:p>
      <text:p text:style-name="Standard">- 展示指标包括：总报名人数（去重）、报名人次（含兼项）、性别分布、国籍分布、年龄分布。 <text:s/></text:p>
      <text:p text:style-name="Standard">- 支持自由组合筛选条件（如“中国大陆+青年组+男性”等），动态生成统计数据。 <text:s/></text:p>
      <text:p text:style-name="Standard">- 分析内容还包括： <text:s/></text:p>
      <text:p text:style-name="Standard"> - 不同性别/年龄段偏好的组别； <text:s/></text:p>
      <text:p text:style-name="Standard"> - 人均消费金额； <text:s/></text:p>
      <text:p text:style-name="P1"> - 二级组别占一级组别<text:span text:style-name="T1">、三级组别占二级组别等各种组合</text:span>的报名比例。 <text:s/></text:p>
      <text:p text:style-name="Standard">- 所有图表采用饼图形式，文字说明置于右侧，增强视觉冲击力。</text:p>
      <text:p text:style-name="Standard"/>
      <text:p text:style-name="Standard">12. 积分系统 <text:s/></text:p>
      <text:p text:style-name="Standard">- 年度总决赛参赛资格基于全年积分排名。 <text:s/></text:p>
      <text:p text:style-name="Standard">- 积分规则（如各名次对应积分值）及收费标准后续由老板确定。</text:p>
      <text:p text:style-name="Standard"/>
      <text:p text:style-name="Standard">13. 视觉与交互设计 <text:s/></text:p>
      <text:p text:style-name="Standard">- 所有页面遵循瑞士设计风格（Swiss Design Style），追求类似苹果、一加官网的后现代简约美学。 <text:s/></text:p>
      <text:p text:style-name="Standard">- 主色调为红蓝搭配黑白，简洁且富有健美运动活力感。 <text:s/></text:p>
      <text:p text:style-name="Standard">- 实现响应式布局，适配Mac、Windows、iOS、Android等各类设备。 <text:s/></text:p>
      <text:p text:style-name="Standard">- 未来还有可能会做成可安装的应用。</text:p>
      <text:p text:style-name="Standard"/>
      <text:p text:style-name="P2">1<text:span text:style-name="T2">4</text:span>. 表格导出 <text:s/></text:p>
      <text:p text:style-name="P2">- 所有类似表格的界面均支持导出为xlsx格式，兼容WPS表格，并可自定义选择哪些字段导出<text:span text:style-name="T2">，以保护隐私</text:span>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3:52:12.217364932</meta:creation-date>
    <dc:date>2025-11-21T14:05:31.435147423</dc:date>
    <meta:editing-duration>PT2M6S</meta:editing-duration>
    <meta:editing-cycles>1</meta:editing-cycles>
    <meta:document-statistic meta:table-count="0" meta:image-count="0" meta:object-count="0" meta:page-count="2" meta:paragraph-count="71" meta:word-count="1996" meta:character-count="2302" meta:non-whitespace-character-count="2103"/>
    <meta:generator>LibreOffice/25.2.6.2$Linux_X86_64 LibreOffice_project/0b720ef5e7394b1db407719d7da75840109af140</meta:generator>
  </office:meta>
</office:document-meta>
</file>